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1E191B6FB44293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23cm, 3.696cm, 11.625cm, 3.36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4cm" svg:height="21.999cm" svg:x="0.992cm" svg:y="2.492cm">
          <draw:image xlink:href="Pictures/10000000000005E8000007E051E191B6FB44293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2:33.993830036</dc:date>
    <meta:editing-duration>PT3M4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